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style>
    <style:style style:name="T1" style:family="text">
      <style:text-properties fo:font-size="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02</text:span> Resíduos</text:h>
      <text:p text:style-name="Standard"/>
      <text:p text:style-name="Text_20_body">Pessoal, maravilha, nova sessão do nosso curso. A gente vai agora falar de métricas e de testes, testes de hipóteses, aqueles que a gente já viu. E eu escolhi começar a falar dos resíduos porque, como a gente vai trabalhar com testes paramétricos, a gente tem que fazer suposições, lembra disso? O teste assume hipóteses sobre como se distribui uma amostra, você lembra de tudo isso quando a gente viu lá em teste de hipótese. </text:p>
      <text:p text:style-name="Text_20_body">Então aqui, a gente tem que obter o nosso resíduo porque a gente tem suposições sobre esse termo de erro, que a gente vai ver quais são. E a gente vai ver algumas análises gráficas de como identificar alguns problemas visualmente, coisa bem simples, existem alguns outros testes, mas a gente vai fazer uma coisa simples aqui, visual, só para você entender como é que funciona essa mecânica, tá bom? </text:p>
      <text:p text:style-name="Text_20_body">Então vamos lá, primeiro ponto é o que é o resíduo, a gente praticamente já viu isso. Está aqui até o texto, como a gente viu anteriormente, o i-ésima observação, quando eu falo i-ésima é porque tem o i, observação, o resíduo da i-ésima observação. É a diferença entre essas duas informações aqui, o Y real, o Y observado, e o nosso Y previsto pelo nosso modelo, ok? Em outras palavras o i é o erro obtido ao se utilizar a equação de regressão estimada para prever o valor dessa variável dependente, que é esse carinha aqui, tá bom? Então é essa conta, como é que a gente obtém isso? De forma simples, manual, é usando essa fórmula aqui. </text:p>
      <text:p text:style-name="Text_20_body">Vamos fazer dois jeitos, um manual e outro usando o statsmodels. Dataset, deixa eu copiar esse cara, eu vou chamar de u, esse primeiro, que eu vou eliminar depois, é só pra gente ver como funciona. Então, dataset.Y, vamos aplicar essa fórmula, é o Y que é o observado, menos o que foi previsto, lembra que a gente já calculou esse cara, ele está dentro do nosso dataset, ele se chama “y_previsto”, ponto, Y, underscore, previsto, perfeito? Então vamos dar uma olhada nesse dataset, vamos fazer com head, rodou. Repare que são valores, assume valores negativos e positivos, aqui os quatro primeiros são negativos, o outro já é positivo, tá bom? Esse aqui é o nosso resíduo, essa fórmula aqui, tá bom? </text:p>
      <text:p text:style-name="Text_20_body">A outra forma de fazer isso, também vou criar uma variável porque eu quero armazenar esse cara, eu quero fazer gráficos com ele depois, e agora eu vou chamar de resíduo, não vou botar acento para depois evitar algum tipo de confusão (“residuos”, sem acento), ponto resultado, resultado da regressão que a gente rodou, a regressão criou e colocou dentro desse cara aqui, resultado da regressão, a gente chama de novo, e ponto, resid. É só isso, mais nada, a gente pode visualizar o dataset.head, vamos lá, vamos ver o que acontece. É o mesmo carinho, é a mesma conta. </text:p>
      <text:p text:style-name="Text_20_body">É isso que o statsmodels faz: essa conta aqui em cima, bem simples. Vou fazer um drop aqui para eliminar essa sujeira aqui porque eu vou usar só esse resíduos que foi calculado pelo statsmodels. Ponto, drop, a gente já fez isso, vou passar aqui para ele o u, o eixo é o das colunas, 1, inplace, igual True. Só para ter certeza de que tudo ocorreu bem, rodou, está lá. </text:p>
      <text:p text:style-name="Text_20_body">A gente já tem aqui o Y, o X, o Y previsto e os resíduos, agora vamos ver as suposições que têm que ser feitas sobre o termo de erro para que os testes de hipóteses, os intervalos de confiança, e todos aqueles outputs que a gente viu lá no primeiro vídeo, quando a gente já rodou aquela regressão e fez <text:soft-page-break/>aquele summary, toda aquela coisa assume que os resíduos se distribuem normalmente, é um dos itens aqui, o termo de erro u é uma variável aleatória normalmente distribuída. </text:p>
      <text:p text:style-name="Text_20_body">Vamos ao primeiro, o termo de erro u é uma variável aleatória com média igual a zero, esperança de u é igual a zero. Você pode comprovar aí, pega esse resíduo, faz a média e você vai ver, logicamente não vai ser um número zero absoluto, zero cravado, ele vai ser um número muito pequeno. Vamos fazer aqui para não deixar em branco isso. Code, vamos botar aqui embaixo, vamos fazer esse cara aqui, “dataset.Residuos.mean”, isso aqui tem que dar um número muito pequenininho, senão a gente vai estar cometendo algum tipo de erro. E é isso que deu mesmo aqui, e-13, ou seja, tem 13 zeros ali, 0,000000(...), 13 zeros 5251, ou seja, um número muito pequeno, é menor que sua chance de ganhar na mega-sena, então é zero. </text:p>
      <text:p text:style-name="Text_20_body">A variância de u é a mesma para todos os valores de X, ou seja, a variância constante, é isso que ele está querendo dizer aqui. Os valores de u são independentes, eles não dependem um do outro, não tem uma dependência, o que acontece com um não tem nada a ver com o que aconteceu com o outro, não existe uma dependência entre os resíduos, ok? E, como eu já disse, o termo de erro é uma variável aleatória normalmente distribuída. A gente vai ver isso visualmente pra gente ter uma ideia dessa coisa, da independência e da variância, que são esses dois itens aqui.</text:p>
      <text:p text:style-name="Text_20_body">A normalidade, a gente pode fazer alguns testes, não vou cobrir aqui, a gente já fez teste de normalidade no outro curso, então eu vou focar aqui, só no visual aqui, pra gente fazer uma análise gráfica, análise prévia bem simples só para você entender. Então eu já deixei aqui pronto, aqui os gráficos do seaborn, aqui tem um scatter plot, é um gráfico de dispersão onde eu vou ter duas variáveis, uma num eixo, outra no outro, e eu quero plotar essa nuvem de pontos ali para ver como ele se comporta. </text:p>
      <text:p text:style-name="Text_20_body">É aqui que a gente vê, aqui que é o macete, onde no eixo X eu vou colocar, no nosso caso aqui, eu estou fazendo esse primeiro no nosso caso porque a gente está trabalhando com modelo de regressão linear simples, já vou explicar o porquê disso. No eixo X eu vou botar a variável X e no eixo Y eu coloco os resíduos que eu acabei de criar aqui, esse carinha que a gente acabou de calcular. As outras opções são títulos, só para deixar tudo muito claro aqui, pra gente não ficar perdido. </text:p>
      <text:p text:style-name="Text_20_body">Rodei, está aqui, a ideia é que seja uma distribuição aleatória mesmo, seja uma nuvem de pontos onde não tenha nenhuma influência, não seja uma reta para cá, não tenha um cone, não tenham coisas desse tipo. Uma forma funcional, por exemplo, os resíduos todos assim, fazendo um “u” aqui, isso indica, por exemplo, se tivesse esse formato de u, que a forma funcional da nossa regressão está errada. Ele não tem bem uma relação linear entre as variáveis, a gente não tem uma relação linear entre as variáveis, ela não é linear. Então, a gente tem que rever tudo que a gente está fazendo, tem que voltar lá no começo e testar para ver se essa relação linear realmente existe.</text:p>
      <text:p text:style-name="Text_20_body">Vamos em frente! Esse outro gráfico, ele vai ficar exatamente igual a esse aqui, por que? Porque a gente está trabalhando com modelo de regressão linear simples, ou seja, Y é igual a X, relação entre duas variáveis somente. Quando a gente estiver trabalhando com modelo de regressão linear múltipla, quando você estiver fazendo isso, você vai ter que dar preferência a este gráfico que a gente vai fazer agora, onde a gente vai plotar o Y previsto, está ele aqui já no eixo X, contra o resíduo no eixo Y, tá bom? Isso porque no modelo de regressão linear múltipla, a gente tem vários X, pode ter 2, pode ter 3, várias variáveis independentes. Você teria que plotar um gráfico para cada variável e isso deturparia. </text:p>
      <text:p text:style-name="Text_20_body"><text:soft-page-break/>O que você tem que fazer é pegar o Y que foi previsto, que leva em consideração todas essas variáveis, e plotar ele contra o resíduo. Aqui, no nosso caso, como a gente só tem uma variável, ele vai ficar, se você reparar, idêntico ao de cima. Esse é o de cima e esse é o de baixo, eles são gêmeos. Mas, eu queria mostrar isso aqui porque a gente está no simples, depois você pode pegar uma regressão múltipla, que é o mais comum, isso aqui é pra gente entender. É mais comum uma regressão linear múltipla, onde tem mais variáveis, você vai se deparar com ter que tratar esse gráfico, então você pode ficar perdido. </text:p>
      <text:p text:style-name="Text_20_body">Então, regressão múltipla, esse cara é o mais importante, na síntese, a gente pode analisar ou um ou outro, porque são iguais, perfeito? Então vamos lá, falando agora de variância, aqui eu consigo perceber, voltando um pouco, que ele se distribui aleatoriamente, ou seja, eu não vejo uma dependência de um com o outro. Ou seja, eu posso afirmar que, olhando isso aqui, que os resíduos são independentes, a distribuição bem aleatória, a nuvem, meio maluca, eu não consigo ver uma tendência para lá, uma tendência para cá, um cone, nada disso, uma forma funcional errada, eu não consigo ver isso aqui agora. </text:p>
      <text:p text:style-name="Text_20_body">Falando da variância agora, aqui tem um exemplo que eu usei no outro curso de regressão que a gente tem aqui na Alura, que é falando de homocedasticidade, é essa palavra mesmo, esse palavrão, que quer dizer o quê? Que a variância dos erros é constante, é isso que ela quer dizer. O contrário seria, está a palavra aqui, heterocedasticidade que é o que indica esse gráfico aqui.</text:p>
      <text:p text:style-name="Text_20_body">Uma das formas visuais de fazer isso é plotar o resíduo elevado ao quadrado, que a gente calculou lá, eleva ele ao quadrado, contra o Y previsto, está aqui. Se você tiver uma forma parecida com essa aqui, lógico que a gente não vai ter essas formas idênticas, são tendências que você, com o tempo, você vai pegando esses macetes visuais e vai conseguindo tomar as suas conclusões, tirar as suas conclusões. Se você tiver uma situação dessa assim, uma coisa mais reta, mais bem distribuída, isso quer dizer que a variância é constante dos seus resíduos. </text:p>
      <text:p text:style-name="Text_20_body">Aqui, nesses outros tipos de situação que podem ocorrer, você já tem problema com a variância dos erros, ela não é constante, como diz aqui nessa figura, perfeito? Vamos fazer isso aqui para o nosso, onde no X eu vou ter o Y previsto, como está escrito aqui, e Y o resíduo elevado ao quadrado, eu posso fazer o elevado ao quadrado aqui. Novamente, tudo aqui são tamanhos de fonte, coisas desse tipo, vamos rodar e a gente tem aqui. </text:p>
      <text:p text:style-name="Text_20_body">Existe aqui um cara meio fora, esse outra cara aqui meio fora, é uma questão de investigação, a gente também tem muito pouco dado aqui, são 50 observações, se eu não me engano. Quando “n” cresce, esses probleminhas de variância, essas coisas, geralmente eles vão se dissipando. Mas, aqui a gente pode ver que tem esses dois meio estranho, a gente pode tentar analisar, mas o restante você vê, eles estão dentro de um padrão, seguindo esse padrão aqui. </text:p>
      <text:p text:style-name="Text_20_body">Então, visualmente eu aceitaria que os erros têm uma variância constante, olhando esse gráfico. Se fosse uma tendência mais forte assim, os dados cortados aqui, vindo para cá, uma coisa meio cônica, como é mostrado aqui, eu já começaria a ficar um pouco desconfiado dessa variância. Pessoal, uma análise gráfica simples que, com o tempo você vai perceber, você pode pegar alguns exemplos aí, ver, rodar os seus resíduos, você vai perceber o que essas coisas são. Você vai começar a pegar esse traquejo de fazer essa análise prévia, essa é uma análise menos formal, a gente não está usando testes aqui formais, aqueles testes paramétricos e coisas desse tipo, mas já é um indicativo muito bom.</text:p>
      <text:p text:style-name="Text_20_body"><text:soft-page-break/>Então é isso, no próximo vídeo a gente começa a falar de coeficiente de determinação, o tal famoso R2, legal? Próximo vídeo a gente vê isso. Até lá!</text:p>
      <text:p text:style-name="P1"><text:a xlink:type="simple" xlink:href="https://cursos.alura.com.br/forum/curso-estatistica-correlacao-regressao/exercicio-residuos/57524/novo" office:target-frame-name="_blank" xlink:show="new" text:style-name="Internet_20_link" text:visited-style-name="Visited_20_Internet_20_Link">Discutir no Forum </text:a><text:a xlink:type="simple" xlink:href="https://cursos.alura.com.br/course/estatistica-correlacao-regressao/task/57524/next" text:style-name="Internet_20_link" text:visited-style-name="Visited_20_Internet_20_Link">Próxima Atividade</text:a> </text:p>
      <text:h text:style-name="Heading_20_1" text:outline-level="1"><text:span text:style-name="T1">04</text:span> O coeficiente de determinação</text:h>
      <text:p text:style-name="Text_20_body">Ok, a gente já estimou um modelo de regressão, a gente já fez previsões, já trabalhamos com resíduo. Agora vou mostrar para vocês o famoso R2, que é também conhecido como o coeficiente de determinação, que é uma medida numérica que nos diz o quanto nossa reta de regressão amostral explica os nossos dados, representa os nossos dados. Ou seja, o quanto da variação de Y eu consigo explicar, utilizando a minha variável independente. </text:p>
      <text:p text:style-name="Text_20_body">No nosso caso, a gente só tem uma porque a gente está falando de um modelo de regressão linear simples, se for múltipla, a gente tem mais de uma variável independente. Aqui, tem uma fórmula cabeluda aqui, para obtenção do R2 a gente não vai utilizar ela aqui, se você quiser usar aí para testar suas habilidades com pandas para calcular esse cara aqui, vai em frente, fica como exercício. </text:p>
      <text:p text:style-name="Text_20_body">Mas o necessário, eu vou mostrar para vocês um método para entender melhor o R2, utilizando soma de quadrados que a gente obtém dentro de um processo de regressão. São 3, uma delas a gente já conhece que é a soma dos quadrados dos resíduos, tá bom? Essa forma que eu vou mostrar para vocês é mais legal porque a gente consegue ver, graficamente, o que representa cada um deles e o que representa realmente o R2, tá bom? </text:p>
      <text:p text:style-name="Text_20_body">Vamos começar juntamente dessa que eu falei agora há pouco, representada aqui por SQE, que é a soma dos quadrados dos erros, que é obtida a partir daquele resíduo que a gente obteve na aula anterior, justamente aqui dentro, Yi, que é o Y observado menos o Y chapéu que é representado pela nossa reta de regressão, o valor previsto, ok? Tudo isso elevado ao quadrado, feito o somatório. Ele é o quê? Representa o erro quando a gente usa o Y chapéu para estimar o nosso Y observado. </text:p>
      <text:p text:style-name="Text_20_body">Outra medida, que é a soma dos quadrados total, que eu vou mostrar aqui para você agora, ela também representa o erro quando a gente utiliza a média da variável Y para estimar o nosso valor observado, que é a soma dos quadrados total (SQT). Que é justamente Yi, está aqui o desenho, é o valor observado, menos o Y barra que é a média de Y, ou seja, pega nossa variável Y, tira a média dela, é esse valor aqui. Tudo isso aqui elevado ao quadrado, feito o somatório também. </text:p>
      <text:p text:style-name="Text_20_body">O último aqui, é também bem importante, que é a soma dos quadrados da regressão, representada aqui por SQR, ele é o que? O somatório do Y previsto, representado pela nossa reta de regressão, menos a média de Y também, novamente elevado ao quadrado, somatório, a gente tem esses 3 valores. Já vou falar da relação entre eles, mas você já deve estar começando a perceber que são quase total e tem as outras duas. Vamos calcular esses caras para depois a gente obter o R2 a partir desses caras aqui, tá bom? </text:p>
      <text:p text:style-name="Text_20_body">Vamos lá, daqui a pouco eu mostro um gráfico para você entender o que é cada um deles. Vamos chamar o nosso dataset aqui pra gente visualizar o que a gente tem dentro dele. Então, a gente tem o nosso Y, o nosso X, o Y previsto e os resíduos. O primeiro item que eu quero é o SQE, que a soma dos quadrados dos erros, soma dos quadrados dos resíduos. </text:p>
      <text:p text:style-name="Text_20_body">Então vamos lá, como é que eu obtenho esse cara? SQE vai ser igual a dataset, ponto, a gente já obteve o resíduo na aula anterior, está ali em cima, resíduos.apply, eu vou jogar uma função lambda <text:soft-page-break/>aqui, eu vou chamar de U porque a gente vem representando por U o relê, então vou chamar de U aqui para ficar mais claro, lembrando que isso aqui, qualquer nome que você der vai funcionar. Esse U representa os resíduos linha por linha. Eu quero U elevado ao quadrado, eu quero essa diferença aqui, voltando aqui, essa diferença que é o nosso resíduo elevado ao quadrado e depois, feito a soma disso tudo, ponto sum, ok? Então SQE é isso aqui, é esse valor aqui, perfeito? </text:p>
      <text:p text:style-name="Text_20_body">Uma outra forma de obter esse valor, já lá utilizando statsmodels, resultado da regressão que é aquela regressão que a gente obteve, ponto SSR. Deixei um comentário, aqui dentro da célula, dizendo o quê que é. Está aqui, com isso aqui você obtém a soma dos quadrados dos erros, perfeito? Então, vamos a soma dos quadrados total, SQT é o quê? Vamos chamar de novo o dataset e agora eu quero saber o que eu vou puxar aqui. Vamos fazer uma colinha aqui, o SQT é o Y observado menos a média ao quadrado, é isso que a gente tem que chamar aqui então. </text:p>
      <text:p text:style-name="Text_20_body">Eu quero trabalhar com o meu Y observado, ponto apply, função lambda, vou chamar de Y aqui agora, tá bom? E eu tenho que fazer, aquela continha lá, aqui dentro. Y menos, chamo de novo dataset porque eu quero o Y médio, a média de Y, dataset.Y.mean. Ele vai jogar esse valor ali e vai fazer diferença entre cada registro que eu tenho no meu dataset, tá bom? Tudo isso aqui elevado ao quadrado, só que eu quero um valor único, eu quero soma disso tudo aqui. Sum no final, SQT, eu esqueci um pontinho aqui que vai dar um erro horrível, ponto, então o SQT está lá. </text:p>
      <text:p text:style-name="Text_20_body">Passando para a soma dos quadrados da regressão, o que é isso? É o Y previsto menos a média, então vamos lá! A gente pode até copiar isso aqui porque nessa fórmula aqui a gente vai mudar uma única coisa, que é a variável que a gente está chamando. Antes você chamou o Y, agora a gente vai chamar o Y previsto. É só isso, a conta é a mesma. Então vamos lá, SQR igual a isso aqui tudo, só que mudando aqui, dataset.Y não, dataset.Y_previsto, essa é a grande diferença. SQR é esse número gigante aqui. </text:p>
      <text:p text:style-name="Text_20_body">Uma outra forma de obter esse cara, depois eu vou mostrar para vocês aqui embaixo, vocês já estão vendo a relação aqui entre elas. Então, eu vou mostrar para vocês como obter, o statsmodels nos dá essas duas e a outra a gente tira por diferença. Resultado da regressão, ponto, deixei aqui o comentário novamente, “ess”, é quem representa a soma dos quadrados da regressão. Está aqui, mesmo número aqui, mesmo número aqui. Então vamos lá, essa relação que existe entre elas, lógico, a soma dos quadrados total vai ser igual a soma dos quadrados da regressão mais a soma dos quadrados dos erros.</text:p>
      <text:p text:style-name="Text_20_body">E, aqui nesse gráfico, a gente consegue visualizar com isso funciona, o porquê disso aqui. Aqui é a nossa reta de regressão, essa reta aqui, está bem parecido com o gráfico que a gente obteve com os nossos dados mesmo. Os pontos, em torno aqui, ela está sendo estimado a partir desses pontos. Aqui, esse pontilhado representa o Y médio, o Y barra que é a média desses pontos todos aqui, vem aqui o Y barra. </text:p>
      <text:p text:style-name="Text_20_body">E aqui, eu estou fazendo isso aqui para um ponto, para ficar mais claro a nossa análise, mas isso aqui existe para todos os pontos, para esse aqui é a mesma coisa, para esse aqui, e assim por diante. Pegando todos esses casos aqui, elevando ao quadrado e somando, a gente tem esses valores que estão aqui em cima. Vamos começar com o nosso resíduo, isso aqui é o nosso resíduo, está representado por uma faixa vermelha aqui, você deve estar vendo mais claro aí no seu notebook, que é a diferença entre o pontinho aqui que é o observado e o Y chapéu que é o Y previsto, que é representado pela nossa reta de regressão.</text:p>
      <text:p text:style-name="Text_20_body"><text:soft-page-break/>É daqui que sai o nosso Y previsto, perfeito? Esse tamanho aqui é justamente essa continha aqui, todos esses caras elevados ao quadrado, somados, a gente tem a soma dos quadrados dos erros. Aqui, como eu tinha dito, em azul, seria o da regressão, seria a soma dos quadrados da regressão, onde a gente tem a diferença daqui da nossa reta de regressão, aqui Y chapéu, o previsto, até a média. </text:p>
      <text:p text:style-name="Text_20_body">Seria esse errinho aqui ao utilizar a média para estimar, no caso aqui no total. E aqui o total, como eu já tinha dito, do nosso Y observado até o final, perfeito? Dessa relação aqui, a gente chega aqui embaixo e obtém o tal do R2, o coeficiente de determinação que é o quê? É a soma dos quadrados da regressão, que vem desse ponto aqui, dividido pela soma dos quadrado total, ou seja, o quanto eu consegui explicar, utilizando a minha reta de regressão, da variação total. É isso que ele representa, perfeito?</text:p>
      <text:p text:style-name="Text_20_body">Quando numa hipótese absurda que todos os dados se ajustam, é uma reta, isso nunca acontece, mas se acontecesse, todo mundo estivesse em cima da nossa reta de regressão, a gente teria a soma dos quadrados dos erros, zero. Ou seja, esses pontinhos estariam todos em cima da reta, esse pontinho vermelho não existiria, ou seja, esses dois caras que seriam iguais, é o que diz aqui todo esse texto. </text:p>
      <text:p text:style-name="Text_20_body">Quando esse cara aqui vai para zero ou ele é zero, a soma dos quadrados total é igual a soma dos quadrados da regressão, perfeito? Ou seja, esses caras são iguais, o R2 é 1, o máximo que a gente consegue numa situação. Como numa situação contrária, um ajuste muito ruim, a soma dos quadrados dos erros é muito grande, ou seja, esse cara vai se aproximando cada vez mais do zero. Ou seja, a soma dos quadrados dos erros, da regressão quero dizer aqui em cima, ela vai ficando cada vez menorzinho , esse cara vai começando a se aproximar do zero, tá bom? Por isso que que o R2 varia de 0 a 1, a gente pode até representar ele em forma percentual porque não deixa de ser isso. </text:p>
      <text:p text:style-name="Text_20_body">Obtido dessa forma, soma dos quadrados da regressão, que a gente já aprendeu aqui o que é, e aprendeu a obter, dividido pela soma dos quadrados do total, tá bom? Aqui, essa observação é para dizer que somente utilizando o R2, não é possível tirar conclusões sobre Y e X ser ou não ser estatisticamente significante, perfeito? Essa relação pode ser uma relação que não existe, então, um trabalho teórico mais embasado, por exemplo, esse dataset que a gente está utilizando, que o economista já fez toda uma análise dizendo que os gastos estão relacionados com a renda, essas coisas aqui dizem qual é a relação entre as duas variáveis e não um número. Pode ser que esses dois números não tenham nada a ver, pode ser a produção de banana no país, contra o crescimento de pulga nos cachorros em outro país. Pode ser que essas duas coisas tenham uma relação linear, que a gente consiga ver uma correlação entre elas, mas elas não tem nada a ver com a outra, perfeito? </text:p>
      <text:p text:style-name="Text_20_body">Continuando, vamos lá calcular o nosso R2, aqui R2 vai ser igual a quê? A gente já calculou, SQR dividido por SQT. Nosso R2 0,96, mas 2 muito alto porque esses dados são manipulados, foi eu que criei. Aqui,utilizando statsmodels, nosso resultado de regressão, ponto rsquared. Está lá nosso R2 igualzinho, no finalzinho estão as casas decimais um pouco diferentes, mas não tem problema, 0,96, ou seja, 96,9, 97%, praticamente, é o nosso R2. </text:p>
      <text:p text:style-name="Text_20_body">É isso que eu queria mostrar aqui. Próxima sessão, a gente vai falar dos testes que a gente viu lá, testes de hipótese, temos outputs, a gente já viu output, eu vou mostrar para vocês um pouquinho mais sobre o que representa aqueles testes, aqueles outputs da regressão, perfeito? Próximo vídeo a gente se vê.</text:p>
      <text:p text:style-name="P1"><text:a xlink:type="simple" xlink:href="https://cursos.alura.com.br/forum/curso-estatistica-correlacao-regressao/exercicio-o-coeficiente-de-determinacao/57525/novo" office:target-frame-name="_blank" xlink:show="new" text:style-name="Internet_20_link" text:visited-style-name="Visited_20_Internet_20_Link">Discutir no Forum </text:a><text:a xlink:type="simple" xlink:href="https://cursos.alura.com.br/course/estatistica-correlacao-regressao/task/57525/next" text:style-name="Internet_20_link" text:visited-style-name="Visited_20_Internet_20_Link">Próxima Atividade</text:a> </text:p>
      <text:h text:style-name="Heading_20_1" text:outline-level="1"><text:soft-page-break/><text:span text:style-name="T1">07</text:span> Erro quadrático médio</text:h>
      <text:p text:style-name="Text_20_body">Muito bem, a gente já viu no vídeo anterior, trabalhamos com R2, agora a gente vai falar sobre testes aplicados aos modelos de regressão e é isso mesmo que você tá pensando. São testes de hipóteses, aqueles que a gente viu no curso anterior, a gente vai ver aqui ele no contexto de uma regressão linear, perfeito? E, inclusive a gente vai aplicar um teste t para testar significância dos parâmetros da nossa regressão, que é justamente isso que a gente vai falar aqui agora.</text:p>
      <text:p text:style-name="Text_20_body">Aqui eu deixei a nossa equação, eu não botei o esperança de Y para ficar mais simples, mas o que está representando essa equação, aqui, é que a média da variável dependente, o nosso Y, é uma função linear da variável independente, o nosso X aqui. Agora, imagine se esse beta2, aqui, fosse igual a zero, eu não poderia mais afirmar isso, que existe uma dependência entre essas duas variáveis, existe uma relação linear entre elas, ok? E como é que eu faço para saber, para testar, se esse cara aqui é estatisticamente significativo, ou seja, ele é diferente de zero? Utilizando um teste de hipótese, onde a minha hipótese nula vai ser justamente isso beta2 é igual a zero, contra uma hipótese alternativa de que beta2 é diferente de zero. Você que já fez, é um teste bicaudal, se fez o curso anterior.A gente vai ver ele com calma.</text:p>
      <text:p text:style-name="Text_20_body">Mas, antes, nesse vídeo aqui, a gente precisa passar por uma etapa que é o quê? A gente precisa obter uma estimativa para Sigma2, para variância, a variância do erro, porque isso é muito importante para a obtenção da estatística de teste. Novamente, se você viu o curso anterior, você sabe do que eu estou falando. A gente tem várias etapas para realizar um teste de hipótese, uma delas é a obtenção da estatística de teste para fazer as comparações, ver se caiu na área de aceitação da hipótese nula, na área de rejeição, perfeito? Então, vamos correr aqui com essa aulinha para obter essa estimativa da variância do erro, tá bom?</text:p>
      <text:p text:style-name="Text_20_body">Então vamos lá, primeira coisa é visualizar novamente aqui o nosso resultado, o output da nossa regressão, que é onde tem os resultados de teste, que a gente vai obter novamente, para entender melhor como isso funciona.Summary, tudo bem? Está aqui. Esse é o tipo de transgressão, a gente tem aqui, aqui embaixo, aqui nessa faixa, os parâmetros que a gente estimou. O const aqui é o nosso beta1, o nosso beta2 está representado aqui pelo X, aqui os parâmetros, um erro padrão deles. Aqui, é justamente isso que a gente vai obter, o teste t. Nós vamos fazer o test t para esse parâmetro aqui.Que é justamente isso que eu falei, vamos testar se esse cara aqui é zero. Aqui ele faz para a constante, mas eu vou fazer para o beta2.</text:p>
      <text:p text:style-name="Text_20_body">Modelos sem constante, eles precisam de ser um tratamento mais adequado porque não são todos os modelos que passam pela origem, onde Y e X se encontram, né, 0 e 0. Existem alguns modelos teóricos que têm essa característica, aí sim, você elimina o intercepto da sua regressão. Caso contrário, mesmo esse teste dando probleminha aqui, você mantem o intercepto porque coisas, como o R2, ficam com uma interpretação confusa, não tem mesmo interpretação quando a gente não utiliza um modelo com constante, ok? Ele precisa ser recalculado, ser modificado, pra gente conseguir interpretar ele de forma correta, mas, enfim, mantenham a constante, tá?</text:p>
      <text:p text:style-name="Text_20_body">Vamos focar aqui no nosso coeficiente angular, perfeito? Esse teste aqui, a gente vai fazer. Essa estatística t, nós vamos obter e aqui é o famoso p-valor. Aqui a gente tem um intervalo de confiança para os dois parâmetros tá? Mais aqui, acima, a gente tem o nosso R2, de 0 a 97. Esse outro teste aqui também, nós vamos falar sobre ele, o F-statistic.</text:p>
      <text:p text:style-name="Text_20_body"><text:soft-page-break/>Ele não tem muita importância, aqui no nosso caso, porque a gente já está trabalhando com modelo de regressão linear, simples, ou seja, o resultado desse cara aqui vai ser o mesmo desse cara aqui, não as estatísticas, mas, a decisão. Porque esse cara aqui testa a significância conjunta dos parâmetros, todos eles são iguais a zero. Esse aqui não, testa individualmente cada um deles.Como a gente só tem um coeficiente aqui, o resultado desses caras vai ser praticamente o mesmo.</text:p>
      <text:p text:style-name="Text_20_body">Outros aqui, a gente vai falar mais pra frente, alguns, a gente não vai falar porque não faz muito sentido, aqui no nosso contexto, são aplicados mais à séries temporais. Então, a gente vai falar só de alguns testes de normalidade de resíduos, dessas coisas. Muito bem.</text:p>
      <text:p text:style-name="Text_20_body">Mas, como eu disse, a gente precisa de uma estimativa para o Sigma 2 e, você já conhece a soma dos quadrados dos erros, e essa soma dos quadrados que a gente obteve no vídeo anterior para calcular o R2. Todas essas somas de quadrados são associadas a um grau de liberdade, a uma quantidade de graus de liberdade. No caso da soma dos quadrados dos erros, como a gente tem que estimar 2 parâmetros, beta1 e beta2, o número de graus de liberdade associados à soma dos quadrados dos erros ou resíduos, chame como quiser, é justamente esse aqui: n - 2. O 2 justamente porque a gente tem que estimar dois parâmetros, a gente tem menos dois graus de liberdade, n - 2. Ou seja, nosso erro quadrático médio, esse é o nome que a gente está dando aqui, o erro quadrático médio é igual a soma dos quadrados dos erros, dividido pelos graus de liberdade dessa soma de quadrados, que é o quê? N - 2, perfeito.</text:p>
      <text:p text:style-name="Text_20_body">Esse carinha aqui é a estimativa que a gente vai utilizar para variância do erro, perfeito? É esse cara aqui, como é que a gente obtém ele aqui? Vamos lá, primeiro, a gente já tem a soma dos quadrados dos erros. Rodou, se você não tiver aí na memória, você tem que rodar lá em cima de novo, a gente fez isso na aula anterior, tá bom? E o que a gente quer aqui é justamente essa, EQM (erro quadrático médio), é igual a SQE, aqui também, eu já tenho um n calculado. N - 2, isso vem de outros vídeos.Mas, eu tenho aqui um n, vou até mostrar para você aqui em cima. Deixa eu abrir aqui, code, n, 50, tá bom? A gente rodou isso em outras aulas. EQM vai ser igual a 20.520, perfeito? Essa é nossa estimativa.</text:p>
      <text:p text:style-name="Text_20_body">O statsmodels oferece pra gente, vamos fazer de novo: EQM vai ser igual a resultado_regressão.mse_resid, esse é o nome do cara pra gente obter esse EQM aqui.Então, EQM vai ser igual a isso aqui. O mesmo número, 20520, perfeito, era isso. A gente já obteve esse Sigma2, essa variância dos erros, e a gente vai utilizar esse cara aqui, vamos utilizar o desvio padrão, né, a gente vai tirar a raiz quadrada desse cara para obter a nossa estatística de teste, pra gente poder realizar o nosso teste de hipótese em cima dos parâmetros, do parâmetro beta2, perfeito? Próximo vídeo a gente faz isso. Até lá!</text:p>
      <text:p text:style-name="P1"><text:a xlink:type="simple" xlink:href="https://cursos.alura.com.br/forum/curso-estatistica-correlacao-regressao/exercicio-erro-quadratico-medio/57526/novo" office:target-frame-name="_blank" xlink:show="new" text:style-name="Internet_20_link" text:visited-style-name="Visited_20_Internet_20_Link">Discutir no Forum </text:a><text:a xlink:type="simple" xlink:href="https://cursos.alura.com.br/course/estatistica-correlacao-regressao/task/57526/next" text:style-name="Internet_20_link" text:visited-style-name="Visited_20_Internet_20_Link">Próxima Atividade</text:a> </text:p>
      <text:p text:style-name="Standard"/>
      <text:h text:style-name="Heading_20_1" text:outline-level="1"><text:span text:style-name="T1">09</text:span> Teste de significância dos parâmetros</text:h>
      <text:p text:style-name="Text_20_body">Ok continuando, a gente já obteve uma estimativa para Sigma2, então agora, a gente pode realizar o nosso teste.Então vamos lá, teste de hipótese para nulidade do coeficiente angular. Se as variáveis Y e X são relacionadas linearmente, então, a gente espera que beta2 seja diferente de 0, ok? Pra gente testar isso, a gente formula as seguintes hipóteses de um teste de hipóteses, lógico. H0, sendo beta2 igual a 0, esse carinha aqui, contra H1, beta2 diferente de 0. Quem viu o curso anterior sabe que a <text:soft-page-break/>gente vai testar agora, vai utilizar um Teste Bicaudal para testar isso aqui. Vamos usar um Teste T também.</text:p>
      <text:p text:style-name="Text_20_body">Então, aqui deixei todo um aparato para você ter de referência, caso H0 seja rejeitada, a gente conclui que existe uma relação linear, estatisticamente significativa entre essas duas variáveis, perfeito? Então, considerando agora que B1 e B2 sejam os estimadores de mínimos quadrados, tá bom? Considerando também que a distribuição de B2 siga uma distribuição normal e essas propriedades aqui embaixo, a esperança de B2 é igual a beta2.</text:p>
      <text:p text:style-name="Text_20_body">Então, eu encaro esse B2 aqui como o coeficiente que a gente estimou na nossa regressão, aquele valor estimado. Esse beta2, aqui, seria essa da hipótese aqui, tá bom? Só para ficar claro essa diferença. Então, no caso aqui, esse carinha aqui seria 0. Aqui tem o nosso Sigma pro B2, essa seguinte fórmula aqui que a gente já vai calcular ela, para entender como funciona. </text:p>
      <text:p text:style-name="Text_20_body">Como a gente não conhece Sigma, mesmo problema que a gente teve, a gente viu no curso anterior, a gente precisa usar o desvio padrão da amostra, que é esse cara aqui embaixo aqui, utilizamos o S. A gente vai calcular esse S aqui, que é o numerador aqui e esse denominador aqui também, e logo aqui embaixo, a gente tem a estatística de teste que é o B2, parâmetro que a gente estimou, menos o beta2 que, no caso aqui vai ser 0, sobre esse Sb2 aqui, tá bom? Então é isso que a gente vai começar a calcular. </text:p>
      <text:p text:style-name="Text_20_body">Primeira coisa, vamos obter esse numerador aqui, que é esse S aqui, é bem simples, é bem fácil, no vídeo anterior, a gente praticamente obteve ele. A única coisa que tem que fazer é extrair a raiz quadrada desse cara aqui, tudo bem? Que é o erro quadrático médio. Erro quadrático médio vai ser np.sqrt, ou seja, chamei o numpy, a função de raiz quadrada e vou passar o número aqui para ele que é o erro médio quadrático (erro quadrático médio), S. Vai ser esse número aqui. Então, a gente já tem o numerador pra gente calcular esse nosso S beta2, tudo bem? </text:p>
      <text:p text:style-name="Text_20_body">Vamos calcular esse cara aqui agora, vou chamar isso aqui de SOMA_DESVIO2, ou seja, a soma dos desvios ao quadrado. Vou copiar isso aqui porque eu vou repetir daqui a pouco.</text:p>
      <text:p text:style-name="Text_20_body">A gente já sabe como calcular isso aqui, bem simples, é o dataset (aquela função apply.), ponto, ele está usando X, a gente vai calcular em cima do X, ponto apply (aquela função lambda que a gente já tá careca de saber como faz), vou chamar de X e, lembrando, que pode chamar do que quiser porque o X fica mais claro aqui no que a gente está fazendo. Então vai ser X, menos a média de X, como fazemos isso? Dataset.X.mean, tudo isso aqui elevado ao quadrado, tudo bem? </text:p>
      <text:p text:style-name="Text_20_body">Novamente, fez essa conta, a gente tem que obter a soma desse grupo aqui, como? Utilizando a função sum, novamente aqui embaixo, então a gente tem a soma dos desvios. Lembrando que a gente precisa passar a raiz quadrada desse cara.Então, vamos obter o S beta2 aqui, lembrando detalhe, s_beta_2 vai ser igual a S, está aqui em cima, é essa fórmula aqui: S dividido pela raiz quadrada dessa soma de desvio ao quadrado, tudo bem? Novamente np.sqrt, esse cara aqui, tá bom? Ctrl C, Ctrl V, vamos ver o s_beta_2 novamente, está lá esse número aqui, a gente guarda, vamos usar daqui a pouco. </text:p>
      <text:p text:style-name="Text_20_body">Mas antes da gente finalizar essa coisa da estatística de teste, vamos determinar as áreas de aceitação e rejeição da hipótese nula, o H0. A gente já fez isso no curso anterior, então só para recapitular.Primeira coisa, eu tô fazendo aqui, a gente vai usar t de student, a gente vai trabalhar com o t de student porque essa estatística aqui, eu esqueci de falar, ela segue uma distribuição t de <text:soft-page-break/>student com n - 2 graus de liberdade, você já sabe porquê disso, vimos no vídeo anterior, então a gente vai utilizar a t para obter as áreas críticas aqui, as áreas de aceitação e as áreas de rejeição.</text:p>
      <text:p text:style-name="Text_20_body">Para isso, eu venho from scipy.stats, eu importo, de dentro desse cara, a t, mas eu vou dar um apelido para ela aqui, eu coloco um as (a s aqui) e chamo de t_student porque depois eu vou usar t como nome de variável aqui dentro e se eu fizer isso vai dar conflito com essa funcionalidade.Então, tô usando t de student aqui para representar este t e, aí, a gente elimina esses conflitos, tudo bem? Rodei, tá na memória. </text:p>
      <text:p text:style-name="Text_20_body">Recapitulando, a gente tem aqui uma representação da curva da distribuição t de student, onde a gente tem, aqui, 1 menos alfa, que é a área de aceitação de H0, está sendo mostrada aqui. E aqui fora, as duas áreas de rejeição porque a gente está trabalhando com teste bicaudal, ou seja, 1 menos alfa, aqui fora nós temos alfa, alfa sobre 2, tem metade aqui e metade aqui. A função é simétrica.E aqui, lógico, essas duas áreas são as áreas de rejeição da hipótese nula, tudo bem? Isso é só uma recapitulação, a gente está recapitulando o que a gente viu no cursos anterior. </text:p>
      <text:p text:style-name="Text_20_body">O que eu preciso obter é, justamente, esse ponto aqui que define essas duas áreas, essa diferença das áreas aceitação e rejeição, que é esse t alfa sobre 2 e o menos t alfa sobre 2 ok? É isso que a gente vai obter aqui, a gente já sabe como fazer isso. Eu já deixei as coisas mais ou menos encaminhadas aqui para gente não ficar digitando muito. Os níveis de confiança e significância, o padrão é 95%, o statsmodels usa como padrão isso, pode ser modificado, mas o padrão é esse, então vamos usar 95. A significância, como a gente sabe, é 1 menos a confiança, então está aqui, é só a gente rodar. </text:p>
      <text:p text:style-name="Text_20_body">Graus de liberdade, eu deixei aqui para mostrar para você uma outra forma de obter aquele 48, que é o n - 2. Com resultado regressão, tá aqui, ponto df_resid. Essa é outra forma da gente obter os graus de liberdade da soma dos quadrados dos resíduos, ok? Está aqui, df_resid, 48, está salvo na memória. Vamos obter agora os valores, eu já deixei aqui a figura pronta, o valor vai ser 2,01 e - 2,01 porque é simétrico, os valores são iguais com sinais inversos, trocados. O que eu preciso passar para essa funcionalidade aqui, o t de student, que eu já copiei aqui, para que ele me retorne esse valor aqui, eu preciso passar para ele uma probabilidade e os graus de liberdade que eu estou utilizando. </text:p>
      <text:p text:style-name="Text_20_body">A probabilidade, como eu passo? Eu preciso deste ponto aqui, é assim que funciona a função no Python. Deste ponto aqui, eu preciso passar a probabilidade, ou seja, o valor de toda essa área aqui, daqui até o final, até menos infinito. Como é que eu obtenho isso? Eu sei que essa função é simétrica, então, partindo esse gráfico aqui ao meio, eu tenho 50% para cá e 50% para lá, mas eu preciso ainda dessa parte aqui, ok? Como é que eu faço isso?</text:p>
      <text:p text:style-name="Text_20_body">Eu pego 1 menos alfa que representa toda essa área aqui, novamente, é simétrico, eu divido em duas partes, eu vou ter o quê? Metade para cá, metade para cá. O que eu quero é o quê? 50% mais essa área aqui, perfeito? É isso que essa continha faz, que a gente fez no curso anterior, ou seja, 50% (0,5) mais a confiança, que é 1 menos alfa, dividido por 2. É só isso.</text:p>
      <text:p text:style-name="Text_20_body">Ele vai criar essa probabilidade que é 0,975, ou seja, daqui até o final tem 97,5%, tudo bem? Aqui na minha função t de student eu passo o quê? A probabilidade, vamos copiar aqui, e o grau de liberdade que eu estou utilizando, tudo bem? Então a gente tem agora, aqui, desculpe, eu não rodei isso aqui direito. Então t de student, desculpe, faltou uma coisa bem simples aqui, que eu estou distraído, passar o método que eu vou utilizar: ppf, que a gente já viu no curso anterior.</text:p>
      <text:p text:style-name="Text_20_body"><text:soft-page-break/>É esse cara aqui, esse método aqui, eu passo a probabilidade, o grau de liberdade, ele vai me retornar um valor aqui 2,0106, que é esse carinha aqui 2,01, arredondando.Como disse, com esse métrico, é só repetir aqui com sinal trocado, perfeito? </text:p>
      <text:p text:style-name="Text_20_body">Então a gente já tem as áreas de aceitação e de rejeição definidas. Vamos agora obter a nossa estatística t. T vai ser igual a quê? Vou deixar o 0 aqui para ficar claro.Então vai ser, o nosso beta2 que a gente calculou lá quando a gente obteve a estimativa da nossa regressão, se você não tiver com isso na memória, você tem que rodar todo seu notebook novamente. </text:p>
      <text:p text:style-name="Text_20_body">O nosso beta2 aqui, que é o que foi definido lá na nossa hipótese nula, é igual a 0, beta2=0. Então, vou deixar o 0 aqui pra ficar claro, para não acharem que sumiu o valor, dividido pelo s_beta_2. Então, t vai ser o quê? 39.32.Essa é a nossa estatística de teste, a gente consegue obter ela, resultado_regresao.tvalues, se eu não me engano. Aqui você obtém os dois, que é o da constante e o nosso amigo X. Se eu colocar aqui o índice 1, porque ele é o segundo, com relação ao 0, logo depois a gente tem aqui exatamente esse cara aqui assim, esse aqui e esse aqui, aqui, uma diferença no final das casas decimais, besteira. Obtemos o t.</text:p>
      <text:p text:style-name="Text_20_body">Eu já criei uma figura aqui posicionando esse T dentro dessa figurinha aqui nossa, pra gente verificar se esse cara caiu na área de rejeição ou da de aceitação. 39,33, está aqui 39,33, ele tá bem fora. Isso aqui é até ruim, ele está bem mais para cá. A gente está no 2 aqui, ele está bem fora, ou seja, ele caiu na área de rejeição da hipótese nula. Ou seja, visualmente aqui, usando esse gráfico, eu já rejeito a hipótese nula de que beta2 é igual a 0. </text:p>
      <text:p text:style-name="Text_20_body">Deixei aqui de presente aqui, também como fiz no curso anterior, um quadro onde tem todos os passos do teste, aqui as hipóteses, aqui a estatística de teste, aqui o critério de rejeição usando o valor crítico t, é aqui, já vou mostrar pra você. E o valor p, o p-valor, também o p-valor é menor, igual a alfa. Alfa é o quê? A significância. Então a gente tem que rejeitar a hipótese nula, H0, tá bom? </text:p>
      <text:p text:style-name="Text_20_body">Então vamos lá, eu já deixei desenhado aqui, esse método do valor crítico está aqui, rejeitar H0 se ele tiver essa situação aqui: t for menor igual -t alfa sobre 2. Vamos rodar isso aqui como se fosse uma pergunta, ele vai responder falso. Não, não é. E o próximo t é maior ou igual a t alfa sobre 2? Ele vai responder sim, verdadeiro. Então, se ele deu algum sim aqui, rejeitamos a hipótese nula, perfeito? </text:p>
      <text:p text:style-name="Text_20_body">O critério do p-valor com teste bicaudal é o seguinte: rejeita H0 se o p-valor for menor ou igual a alfa que é a significância. Então, como obter o p-valor? Então, vamos lá! Uma das formas, vamos fazer aqui manualmente, a gente não precisa fazer isso, já está lá pronto no nosso teste. T student, eu botei duas vezes porque o teste é bicaudal, tudo bem? Se fosse unicaudal não precisaria do 2 vezes.</text:p>
      <text:p text:style-name="Text_20_body">Aqui a função é o sf (ponto s f), eu passo a estatística T que eu calculei, t que é essa aqui em cima, 39,33 para ele e, passo também, os graus de liberdade. E aí ele vai me passar, vai construir o p-valor, que é valor bem pequenininho, 0,00000, quanto zeros? Tem 38 zeros aqui depois do 3,55. É zero, praticamente. </text:p>
      <text:p text:style-name="Text_20_body">Outra forma de obter o p-valor, usando o nosso resultado da regressão, ponto p-value, se eu não me engano.Ele vai estar aqui também, o índice 1, porque ele vai pegar, deixa eu ver aqui, é o S. Eu acho que é assim, vi aqui na minha colinha, é isso mesmo, é sem o underscore. Aqui, o resultado idêntico ao de baixo, praticamente idêntico, só uma diferença no final aqui, tá bom? </text:p>
      <text:p text:style-name="Text_20_body"><text:soft-page-break/>Esse é o p-valor que tá aqui, já vou mostrar aqui, vamos fazer aqui o nosso teste. P-valor é menor ou igual a significância, a gente já tem a significância que é 0,05%. True, ou seja, novamente a gente rejeita a hipótese nula de que beta2 é igual a 0.Deixei a conclusão aqui, rejeitamos H0 e concluímos que existe uma relação significativa entre as duas variáveis o Y e o X. </text:p>
      <text:p text:style-name="Text_20_body">Aqui vamos plotar de novo aquele nosso output e, aí, a gente chega aqui às conclusões. Olha aqui, olhando aqui embaixo essa linha aqui 0,2973 é o valor do beta2, aqui a estatística de teste 39.328, vamos até em cima, aqui 39,328, o nosso cálculo que vem do statsmodels. E, logicamente, como o valor é 0,0 já tem 38 zeros, o p-valor é 0,00, ou seja, é muito pequeno, então não precisa botar todas aquelas casas, a gente já consegue visualmente rejeitar a hipótese.</text:p>
      <text:p text:style-name="Text_20_body">Ou seja, esse valor aqui for menor que 0,05, no caso de uma significância desse tamanho, 0,05, ou seja, 5%, então a gente rejeita a hipótese nula de que beta2 é igual a 0. É isso que esses dois aqui estão dizendo pra gente, bem simples e claro assim, tá bom? </text:p>
      <text:p text:style-name="Text_20_body">É isso que eu queria mostrar aqui. No próximo vídeo a gente fala um pouco, uma coisa bem simples, bem rápida, do teste F porque, como eu disse, esse teste não tem uma significância muito grande no modelo de regressão linear simples. Ele é mais importante no modelo de regressão linear múltipla, mas eu vou falar sobre ele, um pouquinho só para você entender como funciona,tá bom? Até o próximo vídeo.</text:p>
      <text:p text:style-name="P1"><text:a xlink:type="simple" xlink:href="https://cursos.alura.com.br/forum/curso-estatistica-correlacao-regressao/exercicio-teste-de-significancia-dos-parametros/57527/novo" office:target-frame-name="_blank" xlink:show="new" text:style-name="Internet_20_link" text:visited-style-name="Visited_20_Internet_20_Link">Discutir no Forum </text:a><text:a xlink:type="simple" xlink:href="https://cursos.alura.com.br/course/estatistica-correlacao-regressao/task/57527/next" text:style-name="Internet_20_link" text:visited-style-name="Visited_20_Internet_20_Link">Próxima Atividade</text:a> </text:p>
      <text:p text:style-name="Standard"/>
      <text:h text:style-name="Heading_20_1" text:outline-level="1"><text:span text:style-name="T1">11</text:span> Teste de significância conjunta dos parâmetros</text:h>
      <text:p text:style-name="Text_20_body">Legal pessoal, vamos falar agora do Teste F. A ideia dele é bem parecida com o que a gente viu anterior, testar a significância dos parâmetros, só que aqui, ele testa conjuntamente. Por isso, é mais interessante estudar esse cara aqui quando a gente estiver falando de um modelo de regressão linear múltipla, não de um modelo de regressão linear simples, onde a gente tem praticamente um coeficiente angular pra gente testar.</text:p>
      <text:p text:style-name="Text_20_body">Lembrando que, no caso do beta1 que é o intercepto, não é uma boa ideia a gente tirar o intercepto do modelo, então o teste se aplica aqui também, no outro também, se aplicaria ao intercepto, mas não é uma boa ideia nesse caso aqui. Seria mais para confirmar a hipótese de que o modelo passa pela origem, que seriam modelos teóricos já determinados, perfeito? Então mantenha o seu intercepto, ok? </text:p>
      <text:p text:style-name="Text_20_body">Como eu disse, esse cara testa conjuntamente a significância dos parâmetros, ou seja, se a gente tivesse, por exemplo, beta2, beta3, beta4, a gente teria aqui, beta2 = 0, beta3 = 0, beta4 = 0, ok? Se pelo menos um deles for diferente, a gente tem uma relação pelo menos de dependência entre Y e alguma, ou todas, as variáveis do nosso modelo.</text:p>
      <text:p text:style-name="Text_20_body">Esse teste é baseado na distribuição F de probabilidade, a gente não vai estudar ela agora, a gente vai só ver como ele funciona rapidamente, porque não é o foco do nosso treinamento aqui, tá bom? Então a gente tem aqui, no caso a nossa hipótese vai ser beta0, beta2 = 0, praticamente a mesma do outro, ou seja, o resultado desse teste aqui, modelos do nosso tipo, é igual o outro, a decisão vai ser a mesma, tá bom? </text:p>
      <text:p text:style-name="Text_20_body"><text:soft-page-break/>Então vamos lá, aqui a nossa estatística de teste, onde a gente tem a soma dos quadrados da regressão, dividido pelo grau de liberdade associado a essa soma de quadrados, que é o K. Ou seja, aqui embaixo está aqui, K, total de variáveis independentes, no nosso caso é 1 porque a gente só tem uma variável independente, correto? É o X. E, aqui, a soma dos quadrados dos erros dividido, também, pelo seu respectivo grau de liberdade que é o N - 2 lá, porque N - 1 - 1, estima que é do intercepto.A gente tem que estimar dois parâmetros, então é N - 2, no nosso caso, ok?</text:p>
      <text:p text:style-name="Text_20_body">Está aqui, tudo explicadinho aqui embaixo, as regras de rejeição de H0, critério do valor crítico, a gente rejeita-se o F, ou seja, esse cara aqui for maior ou igual ao F alfa, que é um F calculado no jeito que a gente obteve o nosso T alfa sobre 2, aqui também tem o F alfa. A gente não vai aprender calcular ele não.Aqui o F alfa, como disse, baseia-se numa distribuição F com k grau de liberdade no numerador e n - k - 1 grau de liberdade no denominador, tá bom? E o critério do p-valor é o mesmo pra todos, rejeita se o p-valor for menor ou igual a alfa, que é a significância, tá bom? </text:p>
      <text:p text:style-name="Text_20_body">Então vamos lá, vamos fazer uma coisa bem rápida aqui, só para não passar aqui em branco. Vamos calcular essa estatística, ver como ela é calculada e vamos ver a coisa do p-valor, se a gente aceita ou não assim, tá bom? Então primeiro resultado, eu já vou copiar esse cara aqui porque a gente vai utilizar ele mais de uma vez, "resultado_regressao.mse_model", tá bom? Esse cara aqui, seria esse cara aqui em cima, o SQR dividido por ele, tudo bem? O outro aqui, a gente já conhece, vamos fazer de novo, ponto mse, resid. É aquele que a gente usou como estimativa dos nossos sigmadores, lembra? Que é esse cara aqui, tá bom? </text:p>
      <text:p text:style-name="Text_20_body">Pra gente calcular aquele F, é um dividido pelo outro, bem simples. F vai ser igual a você, dividido por você, bem simples. Isso aqui é o F que é calculado, tá lá 1546.7, se a gente vir aqui no resultado, o que a gente está obtendo é F-statistic, é a estatística de teste, aquele F 1547 e esse Prob (F-statistic) é o p-valor que a gente já vai ver.Então está aqui 1547 porque ele arredondou. Outra forma de obter isso, é o resultado da regressão, que é a mesma coisa, ponto fvalue, tá lá, é o mesmo cara, tá bem? Esse aqui vem bem idêntico mesmo, esse aqui vem do nosso resultado da regressão. </text:p>
      <text:p text:style-name="Text_20_body">Então vamos falar do p-valor, mesma coisa, só que aqui vai ser f_pvalue, acredito que seja isso. Foi isso aqui mesmo, tá bom? A forma de calcular esse cara, vamos fazer um teste aqui, a gente não vai falar sobre a distribuição F, mas existe um Scipy também do mesmo jeito, só a título de curiosidade aqui, ponto stats, caso alguém alguém queira se aprofundar nisso aqui, é função F lá dentro do cara, do scipy stats. </text:p>
      <text:p text:style-name="Text_20_body">Então, feito isso a gente faz o quê? A gente chama de p-valor e passa para ele f ponto (os métodos são basicamente os mesmos para ter, pra dizer que é normal), aquele sf, só que aqui tem uma diferença. Aqui a gente vai passar o F que a gente calculou e vai passar os graus de liberdade do numerador e do denominador. No caso aqui, vou passar numericamente para vai ficar bem claro. O primeiro, que é o K, é 1 porque a gente tem um parâmetro. Um valor só estimando e o outro é o 48, aquele que a gente já conhece que é o n - 2, tudo bem? Então vamos repetir aqui e ver se esse resultado faz sentido, seja próximo, parecido. É o mesmo resultado aqui de cima. A gente obteve o p-valor na mão. Dessa forma aqui. </text:p>
      <text:p text:style-name="Text_20_body">Aqui é um teste, se o p-valor for menor ou igual a 0,05, botei aqui para ficar bem claro, a gente rejeita a hipótese nula de que os parâmetros conjuntamente são iguais a zero, todos, no nosso caso aqui só tem um. Então é isso. Aqui também a gente chega a essa conclusão, 3,56e - 38, um número bem pequeno. Está vendo aqui 3,56e - 38 também, está arredondado, tá bom? Então é isso.</text:p>
      <text:p text:style-name="Text_20_body"><text:soft-page-break/>Pessoal, agora no próximo vídeo, eu quero mostrar pra vocês, de forma bem rápida também, um pouquinho desses outros caras aqui, alguns deles só. Esse aqui que é um teste de normalidade dos resíduos, aqui também o Jarque-Bera, que também é um teste de normalidade dos resíduos. Vou deixar só de fora esse Durbin-Watson porque é uma coisa específica, mais pra série de tempo, autocorrelação serial, então, foge um pouco do nosso dataset, do que a gente está aprendendo.</text:p>
      <text:p text:style-name="Text_20_body">Isso aqui também não vou falar porque fala de multicolinearidade. Então, só para gente ver essas coisas dos testes normalidade do resíduo, que é uma coisa bem interessante, bem legal, é um gráfico também isso, tá bom? Próximo vídeo a gente se vê. Abraço!</text:p>
      <text:p text:style-name="P1"><text:a xlink:type="simple" xlink:href="https://cursos.alura.com.br/forum/curso-estatistica-correlacao-regressao/exercicio-teste-de-significancia-conjunta-dos-parametros/57528/novo" office:target-frame-name="_blank" xlink:show="new" text:style-name="Internet_20_link" text:visited-style-name="Visited_20_Internet_20_Link">Discutir no Forum </text:a><text:a xlink:type="simple" xlink:href="https://cursos.alura.com.br/course/estatistica-correlacao-regressao/task/57528/next" text:style-name="Internet_20_link" text:visited-style-name="Visited_20_Internet_20_Link">Próxima Atividade</text:a> </text:p>
      <text:p text:style-name="Standard"/>
      <text:h text:style-name="Heading_20_1" text:outline-level="1"><text:span text:style-name="T1">13</text:span> Outros testes</text:h>
      <text:p text:style-name="Text_20_body">Ok, a gente já viu praticamente tudo o que a gente queria sobre regressão linear e correlação. Eu deixei aqui, para o final, uma aulinha extra aqui pra gente ver alguns testes que aparecem aqui, também no output do nosso modelo, que falam sobre a hipótese de normalidade dos resíduos. A gente já falou sobre isso nesse treinamento quando a gente viu os resíduos, de que eles se distribuem como uma normal. E a gente viu o teste de normalidade no curso anterior que é aquele normaltest, que é justamente esse cara que a gente vai ver, aplicado nos resíduos, ok? </text:p>
      <text:p text:style-name="Text_20_body">Vão vir mais dois testes aqui, coisa rápida, só pra gente entender como isso funciona. Esse Omnibus e seu p-valor, tá logo aqui embaixo. A gente vai falar também dessa estatística Skew aqui que é um valor que mede a simetria dos nossos dados, Kurtosis também. Por que a gente vai ver esses caras? A curtose mede o achatamento da distribuição ou a assimetria, a gente já viu o quê que é, se ela está desenhada puxando muito pra um lado ou puxando muito para o outro, ou então, se ela está simétrica.</text:p>
      <text:p text:style-name="Text_20_body">E esse cara aqui é o achatamento daquela nossa curva da distribuição.A gente já vai falar desses valores. Aqui, por que a gente vai falar sobre isso? Porque esse teste Jarque-Bera, que a gente vai ver, também utiliza esses caras aqui para criar sua estatística de teste, perfeito? Também está aqui o estatística D e o p-valor, tá bom?</text:p>
      <text:p text:style-name="Text_20_body">Então vamos começar, vamos falar dessa Omnibus que é justamente aquele normaltest que a gente viu lá no outro curso, eu já inclusive importei aqui "from scipy.stats import normaltest" e para aplicar ele é bem simples. A gente pode vir aqui, copiar esse cara aqui. Lembra, a gente tá trabalhando com os resíduos, então a gente tem que aplicar esse cara em que? Dataset. Dataset.resíduos. </text:p>
      <text:p text:style-name="Text_20_body">Rodando isso aqui, a gente tem justamente aqui a estatística 22.833, está aqui 22.833 arredondando, e o p-valor que é um valor muito pequenininho, tá vendo? É 0,000001, então aqui ele nem aparece, está arredondado. O que isso indica? Eu deixei aberto aqui o que esse cara está testando, a hipótese nula dele está escrita aqui. A hipótese nula é de que a amostra vem de uma distribuição normal, ou seja, aquilo tudo que a gente já conhece, a gente já tem bagagem para isso. </text:p>
      <text:p text:style-name="Text_20_body">Se o p-valor é menor que 0,05, que é o nível de significância que a gente está assumindo nessa regressão, a gente tem o quê, que já está até aqui? P-valor. Deixa eu calcular o p-valor aqui pra gente. Primeiro eu vou ter a estatística. Botar esses nomes que estão aqui mesmo, a gente já fez <text:soft-page-break/>bastante disso, p-valor, pronto! Obtive e agora eu posso testar aqui o p-valor. Se você quiser printar o p-valor, você faz o print do p-valor. Pronto!</text:p>
      <text:p text:style-name="Text_20_body">Está aí o p-valor e aqui a gente tá fazendo teste. Ele está dando como esse teste é True, quer dizer eu tenho que rejeitar a hipótese nula de que esses dados se distribuem como a normal, ou seja, os resíduos não se distribuem, segundo o teste de Omnibus como uma normal, perfeito? Está aqui, o resultado do teste é esse mesmo, tá bom? Então é isso! </text:p>
      <text:p text:style-name="Text_20_body">Uma outra coisa legal pra gente ver se o dado se distribui com uma normal, inclusive, se eu não me engano, ele é um output do Excel mesmo, que também fala quando a gente tá rodando o modelo de regressão, é usar uma ferramenta gráfica, que o nome eu mostrei pra vocês, que é o probplot. </text:p>
      <text:p text:style-name="Text_20_body">Eu já importei aqui do Scipy também, vem do stat do Scipy, import o probplot. Aqui eu importei o "matplotlib.pyplot as plt", esse aqui é aquele apelidinho que a gente dá pro matplot, só mostrar para vocês como você plota esse gráfico, tá bom? Esse próprio plot, ele tem um output grande, que ele vai te dar todos os dados, vai te dar tudo isso, inclusive o gráfico, só que eu quero ver só o gráfico. O output dele, primeiro, começa com uma dupla com dois valores, o primeiro eu não quero.</text:p>
      <text:p text:style-name="Text_20_body">Eu não quero nenhum valor aqui, eu só quero o gráfico. E o segundo é uma outra dupla, só que essa dupla tem três valores lá dentro.Depois você pode ver na ajuda aí o que eles significam, mas ele vai plotar os dados, todas essas informações. Agora, eu venho, faço probplot e passo para ele os resíduos. Dataset.resíduos e digo que eu quero que ele plot isso, utilizando esse nosso plt aqui que a gente importou, perfeito? Basicamente isso. </text:p>
      <text:p text:style-name="Text_20_body">Esse gráfico faz o quê? Uma comparação de distribuições de probabilidade, aqui, por exemplo, tem a teórica, os quantis da teórica, da normal, e aqui a gente está colocando nosso dado que é o nosso resíduo aqui, perfeito? Quando essas duas distribuições são muito próximas ou, até mesmo, iguais, esse valor aqui, esses pontinhos azuis, eles vão ficar bem em cima dessa reta vermelha, essa é a interpretação gráfica desse cara aqui, tá bom? </text:p>
      <text:p text:style-name="Text_20_body">Ou seja, esse cara aqui tá um pouco selvagem pra gente assumir que ele é uma distribuição normal. Lógico, esses testes são um pouco rigorosos também. O próprio normaltest é um pouco rigoroso, então a gente, talvez tenha que tomar alguns cuidados, talvez aumentar a nossa amostra para problemas desse tipo começarem a se diluir. </text:p>
      <text:p text:style-name="Text_20_body">A gente tá com uma regressão simples, a gente podia passar pra uma múltipla, dependendo da situação, para conseguir um maior poder de explicação. Mas enfim, voltando aqui, o que eu queria mostrar para vocês, já que a gente viu essa ferramenta é o quê? Vamos chamar o nosso "dados.altura", que é aquela variável que eu criei, baseado numa distribuição normal. Então, ela vai ficar bem bonitinha e eu vou mostrar para vocês como seria esse gráfico, aqui em cima, se a gente estivesse testando uma variável bem comportada, comportasse como a normal. </text:p>
      <text:p text:style-name="Text_20_body">Então a gente pode copiar isso daqui e colar aqui embaixo e, obviamente, passar a altura e não o resíduo, só pra gente ver e eu mostrar para vocês como é que funciona isso. Os pontinhos azuis, praticamente todos em cima daquela reta, isso mostra que ela se distribui bem próximo de uma distribuição normal, perfeito? Era isso. </text:p>
      <text:p text:style-name="Text_20_body">Falando daquele valor aqui de cima, de assimetria de curtose, porque a gente vai começar a falar do Jarque-Bera daqui a pouco, vamos falar desses dois primeiro porque eu preciso calcular esses dois para conseguir obter a estatística de teste do Jarque-Bera. Então, onde estamos, estamos aqui, eu já importei também do scipy stats essa ferramenta, a gente só precisa fazer o seguinte: eu vou chamar <text:soft-page-break/>de S grande.Vem aqui skew e passo os meus resíduos: "dataset.resíduo", resíduos, ok. Eu vou mostrar aqui embaixo o S, pra gente ver, 0,73. Está aqui, 073, exatamente isso que a gente está encontrando lá em baixo. </text:p>
      <text:p text:style-name="Text_20_body">Agora vamos a curtose, que também faz parte do nosso dado aqui, vamos lá! Eu já importei aqui também, vou chamar esse cara aqui de C, porque curtose aqui no nosso é com C. Vamos lá, curtose, vamos copiar isso aqui para ficar mais rápido, tá bom? Só que aqui, essa estatística tem uma diferença, em alguns livros a gente vê isso. 3 + ele está utilizando isso aqui na forma dele e, também, o statsmodels está utilizando esse valor 1,63, 3 + esse valor de curtose que é calculado pelo Scipy, tá bom? Gera essa estatística 1,6369, vamos lá em cima para ver se está bem próximo disso. 1,6369, já arredondou para 7.Então tudo bem, conseguimos obter esses dois caras aqui na força, na mão, e vamos agora o teste Jarque-Bera, também o H0, os dados se distribuem com uma normal. </text:p>
      <text:p text:style-name="Text_20_body">A estatística de teste é essa coisinha aqui, depois eu ainda vou falar de alguma modificação que a gente pode fazer nela, segundo alguma literatura. Está aqui, aqui o nosso S, nosso assimetria. E aqui nossa curtose. É só aplicar essa fórmula e a gente vai ter estatística de teste. Eu já deixei ela pronta aqui, pra gente não precisar ficar digitando muita coisa, está aqui, é só rodar. A gente teve essa estatística de 3,9150, vamos lá em cima de novo, tá aqui 3,915... por aí vai, ok? Maravilha! Esse cara aqui, essa estatística, ela se distribui assintoticamente como uma qui-quadrado, ok? </text:p>
      <text:p text:style-name="Text_20_body">Então, a gente já viu qui-quadrado, teste de hipótese também, eu tô aqui importando esse qui-quadrado só pra gente achar o nosso p-valor. Então vamos lá, o qui-quadrado já está aqui importado, claro, então vamos fazer. P-valor vai ser igual chi² que já está ali, ponto sf, a gente passa nossa estatística que calculamos, que é o JB, tá bom? Esse cara aqui tem dois graus de liberdade. Eu esqueci de mostrar aqui, p-valor. Está lá 0,141206, vamos lá ver se a gente achou um número próximo disso, 0,14 e por aí vai. O que está indicando isso aqui? Que esse cara, nesse caso, nesse teste aqui, a gente já tem aqui que o p-valor é menor ou igual a 0,5, ele está dizendo que não, não é. Ou seja, ele rejeita a hipótese nula de que os dados se distribuem como uma normal, ou seja, ele está dizendo que os dados se distribuem como uma normal. Conflitante com outro né? </text:p>
      <text:p text:style-name="Text_20_body">Alguns testes acontece esse tipo de coisa porque eles estão, talvez, num limite onde gera essa confusão. Alguns são mais poderosos que outros né? Eu confiaria mais no normaltest, mas em alguns livros a gente encontra essa estatística um pouco modificada, ela considera o número de parâmetros que a gente estimou no modelo, quando a gente está usando ela em um modelo de regressão linear, perfeito? Então aqui não seria mais n, seria n - k, k é igual a 1, a gente já deixa aqui essa correçãozinha que pode ser aplicada. </text:p>
      <text:p text:style-name="Text_20_body">No statsmodels não considera isso, mas eu estou aqui considerando, coloquei aqui novamente a nossa estatística, sendo calculada com essa situação aqui o n-1, agora já gerou um outro valor de estatística. Vamos fazer de novo isso aqui, vamos copiar esse cara aqui, é a mesma coisa, e a gente vem aqui e já obtém um outro p-valor, esse aqui muito menor, gerando aqui novamente que ele rejeita agora a hipótese nula, H0, quando a gente considera o número de parâmetros que a gente estimou, ok? Então, tem essa correçãozinha que eu iria mostrar para vocês também. </text:p>
      <text:p text:style-name="Text_20_body">Pessoal, é basicamente isso que eu queria mostrar para vocês dos outros testes, esses dois são de normalidade dos resíduos. No próximo vídeo, na próxima sessão, a gente vai falar do projetinho. Eu vou botar um outro modelinho de regressão, desse, para você estimar usando dados que a gente já <text:soft-page-break/>utilizou num outro curso aqui na Alura, ele é bem simples, para estimar um modelo de regressão linear simples, lógico foi isso que a gente estudou aqui, tá bom? </text:p>
      <text:p text:style-name="Text_20_body">Então, no próximo vídeo eu vou fazer um resuminho rápido de tudo que a gente viu, coisa bem simples, bem rápido. Depois eu vou mostrar o projeto e depois a gente corrige o projeto e, aí, finalizou. Então até lá!</text:p>
      <text:p text:style-name="P1"><text:a xlink:type="simple" xlink:href="https://cursos.alura.com.br/forum/curso-estatistica-correlacao-regressao/exercicio-outros-testes/57529/novo" office:target-frame-name="_blank" xlink:show="new" text:style-name="Internet_20_link" text:visited-style-name="Visited_20_Internet_20_Link">Discutir no Forum </text:a><text:a xlink:type="simple" xlink:href="https://cursos.alura.com.br/course/estatistica-correlacao-regressao/task/57529/next" text:style-name="Internet_20_link" text:visited-style-name="Visited_20_Internet_20_Link">Próxima Atividade</text:a> </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is Claudio Reina</meta:initial-creator>
    <meta:creation-date>2021-01-08T15:59:41.399712310</meta:creation-date>
    <dc:date>2021-01-09T11:48:44.875407171</dc:date>
    <dc:creator>Luis Claudio Reina</dc:creator>
    <meta:editing-duration>PT59M37S</meta:editing-duration>
    <meta:editing-cycles>5</meta:editing-cycles>
    <meta:generator>LibreOffice/6.4.6.2$Linux_X86_64 LibreOffice_project/40$Build-2</meta:generator>
    <meta:document-statistic meta:table-count="0" meta:image-count="0" meta:object-count="0" meta:page-count="17" meta:paragraph-count="129" meta:word-count="10681" meta:character-count="58343" meta:non-whitespace-character-count="47711"/>
  </office:meta>
</office:document-meta>
</file>